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-dash="Long_20_Dash" svg:stroke-width="0.035cm" svg:stroke-color="#000000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18cm" svg:stroke-color="#00000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dash" draw:stroke-dash="Long_20_Dash" svg:stroke-width="0.035cm" svg:stroke-color="#3780bf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7" style:family="graphic" style:parent-style-name="objectwithoutfill">
      <style:graphic-properties svg:stroke-width="0.035cm" svg:stroke-color="#c9211e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c9211e" draw:marker-start-width="0.252cm" draw:marker-end="Arrowheads_20_4" draw:marker-end-width="0.2cm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Long_20_Dash" svg:stroke-width="0.035cm" svg:stroke-color="#468a1a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0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  <style:paragraph-properties style:writing-mode="lr-tb"/>
    </style:style>
    <style:style style:name="gr15" style:family="graphic" style:parent-style-name="standard">
      <style:graphic-properties draw:stroke-dash="Long_20_Dash" svg:stroke-width="0.035cm" svg:stroke-color="#c9211e" draw:marker-start-width="0.252cm" draw:marker-end="Arrowheads_20_4" draw:marker-end-width="0.2cm" svg:stroke-linecap="butt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21cm"/>
      <style:paragraph-properties style:writing-mode="lr-tb"/>
    </style:style>
    <style:style style:name="gr18" style:family="graphic" style:parent-style-name="objectwithoutfill">
      <style:graphic-properties draw:stroke="dash" draw:stroke-dash="Double_20_Dash" svg:stroke-width="0.018cm" svg:stroke-color="#000000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color="#3780bf" loext:opacity="100%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468a1a" loext:opacity="100%"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3780bf" loext:opacity="100%" fo:font-size="12pt" fo:font-weight="bold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fo:font-size="12pt" fo:font-weight="bold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780bf" loext:opacity="100%" fo:font-size="12pt" style:font-size-asian="12pt" style:font-size-complex="12pt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468a1a" loext:opacity="100%" fo:font-size="8pt" style:font-size-asian="8pt" style:font-size-complex="8pt"/>
    </style:style>
    <style:style style:name="T5" style:family="text">
      <style:text-properties fo:color="#3780bf" loext:opacity="100%" fo:font-size="12pt" fo:font-weight="bold" style:font-size-asian="12pt" style:font-size-complex="12pt"/>
    </style:style>
    <style:style style:name="T6" style:family="text">
      <style:text-properties fo:font-size="8pt" fo:font-weight="bold" style:font-size-asian="8pt" style:font-size-complex="8pt"/>
    </style:style>
    <style:style style:name="T7" style:family="text">
      <style:text-properties fo:color="#c9211e" loext:opacity="100%" fo:font-size="12pt" fo:font-weight="bold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line draw:style-name="gr9" draw:text-style-name="P1" draw:layer="layout" svg:x1="8.75cm" svg:y1="15.5cm" svg:x2="10cm" svg:y2="15.5cm">
          <text:p/>
        </draw:line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0" draw:text-style-name="P1" draw:layer="layout" svg:x1="8.75cm" svg:y1="13cm" svg:x2="10cm" svg:y2="13cm">
          <text:p/>
        </draw:line>
        <draw:frame draw:style-name="gr11" draw:text-style-name="P2" draw:layer="layout" svg:width="1.217cm" svg:height="0.569cm" svg:x="8.613cm" svg:y="15.5cm">
          <draw:text-box>
            <text:p><text:span text:style-name="T1">Wave</text:span></text:p>
          </draw:text-box>
        </draw:frame>
        <draw:frame draw:style-name="gr12" draw:text-style-name="P6" draw:layer="layout" svg:width="1.399cm" svg:height="0.569cm" svg:x="8.601cm" svg:y="12.431cm">
          <draw:text-box>
            <text:p><text:span text:style-name="T4">Energ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ellipse draw:style-name="gr15" draw:text-style-name="P11" draw:layer="layout" svg:width="0.75cm" svg:height="1cm" svg:x="14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503cm 24.5cm)" draw:kind="arc" draw:start-angle="228.8" draw:end-angle="129.47">
          <text:p/>
        </draw:ellipse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0" draw:text-style-name="P1" draw:layer="layout" svg:x1="16.274cm" svg:y1="21.75cm" svg:x2="17.524cm" svg:y2="21.75cm">
          <text:p/>
        </draw:line>
        <draw:frame draw:style-name="gr12" draw:text-style-name="P6" draw:layer="layout" svg:width="1.399cm" svg:height="0.569cm" svg:x="16.125cm" svg:y="21.181cm">
          <draw:text-box>
            <text:p><text:span text:style-name="T4">Energy</text:span></text:p>
          </draw:text-box>
        </draw:frame>
        <draw:line draw:style-name="gr9" draw:text-style-name="P1" draw:layer="layout" svg:x1="16.262cm" svg:y1="24.25cm" svg:x2="17.512cm" svg:y2="24.25cm">
          <text:p/>
        </draw:line>
        <draw:frame draw:style-name="gr11" draw:text-style-name="P2" draw:layer="layout" svg:width="1.217cm" svg:height="0.569cm" svg:x="16.125cm" svg:y="24.25cm">
          <draw:text-box>
            <text:p><text:span text:style-name="T1">Wave</text:span></text:p>
          </draw:text-box>
        </draw:frame>
        <draw:g>
          <draw:line draw:style-name="gr7" draw:text-style-name="P1" draw:layer="layout" svg:x1="16.25cm" svg:y1="22.25cm" svg:x2="16.25cm" svg:y2="23.75cm">
            <text:p/>
          </draw:line>
          <draw:ellipse draw:style-name="gr8" draw:text-style-name="P4" draw:layer="layout" svg:width="0.75cm" svg:height="1cm" draw:transform="rotate (-1.5707963267949) translate (16.75cm 22.497cm)" draw:kind="arc" draw:start-angle="228.8" draw:end-angle="129.47">
            <text:p/>
          </draw:ellipse>
        </draw:g>
      </draw:page>
      <draw:page draw:name="page2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line draw:style-name="gr4" draw:text-style-name="P8" draw:layer="layout" svg:x1="15.003cm" svg:y1="5cm" svg:x2="15.003cm" svg:y2="6.5cm">
          <text:p/>
        </draw:line>
        <draw:ellipse draw:style-name="gr8" draw:text-style-name="P11" draw:layer="layout" svg:width="0.75cm" svg:height="1cm" svg:x="12.378cm" svg:y="4.25cm" draw:kind="arc" draw:start-angle="228.8" draw:end-angle="129.47">
          <text:p/>
        </draw:ellips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256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4" draw:text-style-name="P8" draw:layer="layout" svg:x1="15.5cm" svg:y1="5cm" svg:x2="15.5cm" svg:y2="6.5cm">
          <text:p/>
        </draw:line>
        <draw:line draw:style-name="gr4" draw:text-style-name="P8" draw:layer="layout" svg:x1="17cm" svg:y1="5cm" svg:x2="17cm" svg:y2="6.5cm">
          <text:p/>
        </draw:line>
        <draw:line draw:style-name="gr4" draw:text-style-name="P8" draw:layer="layout" svg:x1="16.5cm" svg:y1="5cm" svg:x2="16.5cm" svg:y2="6.5cm">
          <text:p/>
        </draw:line>
        <draw:line draw:style-name="gr4" draw:text-style-name="P8" draw:layer="layout" svg:x1="16cm" svg:y1="5cm" svg:x2="16cm" svg:y2="6.5cm">
          <text:p/>
        </draw:line>
        <draw:line draw:style-name="gr2" draw:text-style-name="P1" draw:layer="layout" svg:x1="14.25cm" svg:y1="1.5cm" svg:x2="17.25cm" svg:y2="1.5cm">
          <text:p/>
        </draw:line>
        <draw:line draw:style-name="gr2" draw:text-style-name="P1" draw:layer="layout" svg:x1="3.875cm" svg:y1="2cm" svg:x2="14.2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7.25cm" svg:y2="2.5cm">
          <text:p/>
        </draw:line>
        <draw:line draw:style-name="gr2" draw:text-style-name="P1" draw:layer="layout" svg:x1="14.25cm" svg:y1="1.5cm" svg:x2="14.25cm" svg:y2="2cm">
          <text:p/>
        </draw:line>
        <draw:g>
          <draw:line draw:style-name="gr7" draw:text-style-name="P1" draw:layer="layout" svg:x1="14.25cm" svg:y1="5cm" svg:x2="14.25cm" svg:y2="6.5cm">
            <text:p/>
          </draw:line>
          <draw:ellipse draw:style-name="gr15" draw:text-style-name="P4" draw:layer="layout" svg:width="0.75cm" svg:height="1cm" draw:transform="rotate (-1.5707963267949) translate (14.75cm 5.247cm)" draw:kind="arc" draw:start-angle="228.8" draw:end-angle="129.47">
            <text:p/>
          </draw:ellipse>
        </draw:g>
        <draw:line draw:style-name="gr4" draw:text-style-name="P8" draw:layer="layout" svg:x1="14.5cm" svg:y1="5cm" svg:x2="14.5cm" svg:y2="6.5cm">
          <text:p/>
        </draw:line>
        <draw:line draw:style-name="gr4" draw:text-style-name="P8" draw:layer="layout" svg:x1="15.25cm" svg:y1="5cm" svg:x2="15.25cm" svg:y2="6.5cm">
          <text:p/>
        </draw:line>
        <draw:line draw:style-name="gr4" draw:text-style-name="P8" draw:layer="layout" svg:x1="15.75cm" svg:y1="5cm" svg:x2="15.75cm" svg:y2="6.5cm">
          <text:p/>
        </draw:line>
        <draw:line draw:style-name="gr4" draw:text-style-name="P8" draw:layer="layout" svg:x1="16.25cm" svg:y1="5cm" svg:x2="16.25cm" svg:y2="6.5cm">
          <text:p/>
        </draw:line>
        <draw:line draw:style-name="gr4" draw:text-style-name="P8" draw:layer="layout" svg:x1="16.75cm" svg:y1="5cm" svg:x2="16.75cm" svg:y2="6.5cm">
          <text:p/>
        </draw:line>
        <draw:line draw:style-name="gr10" draw:text-style-name="P1" draw:layer="layout" svg:x1="14.25cm" svg:y1="4.5cm" svg:x2="15.5cm" svg:y2="4.5cm">
          <text:p/>
        </draw:line>
        <draw:frame draw:style-name="gr12" draw:text-style-name="P6" draw:layer="layout" svg:width="1.399cm" svg:height="0.569cm" svg:x="14.101cm" svg:y="3.931cm">
          <draw:text-box>
            <text:p><text:span text:style-name="T4">Energy</text:span></text:p>
          </draw:text-box>
        </draw:frame>
        <draw:line draw:style-name="gr9" draw:text-style-name="P1" draw:layer="layout" svg:x1="15.5cm" svg:y1="7cm" svg:x2="14.25cm" svg:y2="7cm">
          <text:p/>
        </draw:line>
        <draw:frame draw:style-name="gr11" draw:text-style-name="P2" draw:layer="layout" svg:width="1.217cm" svg:height="0.569cm" svg:x="14.283cm" svg:y="7cm">
          <draw:text-box>
            <text:p><text:span text:style-name="T1">Wave</text:span></text:p>
          </draw:text-box>
        </draw:frame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13.75cm" svg:x2="6.5cm" svg:y2="15.25cm">
          <text:p/>
        </draw:line>
        <draw:line draw:style-name="gr4" draw:text-style-name="P8" draw:layer="layout" svg:x1="8.5cm" svg:y1="13.75cm" svg:x2="8.5cm" svg:y2="15.25cm">
          <text:p/>
        </draw:line>
        <draw:line draw:style-name="gr4" draw:text-style-name="P8" draw:layer="layout" svg:x1="8cm" svg:y1="13.75cm" svg:x2="8cm" svg:y2="15.25cm">
          <text:p/>
        </draw:line>
        <draw:line draw:style-name="gr4" draw:text-style-name="P8" draw:layer="layout" svg:x1="7.5cm" svg:y1="13.75cm" svg:x2="7.5cm" svg:y2="15.25cm">
          <text:p/>
        </draw:line>
        <draw:line draw:style-name="gr4" draw:text-style-name="P8" draw:layer="layout" svg:x1="7cm" svg:y1="13.75cm" svg:x2="7cm" svg:y2="15.25cm">
          <text:p/>
        </draw:line>
        <draw:line draw:style-name="gr4" draw:text-style-name="P8" draw:layer="layout" svg:x1="9cm" svg:y1="13.75cm" svg:x2="9cm" svg:y2="15.25cm">
          <text:p/>
        </draw:lin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4" draw:text-style-name="P8" draw:layer="layout" svg:x1="9.5cm" svg:y1="13.75cm" svg:x2="9.5cm" svg:y2="15.25cm">
          <text:p/>
        </draw:line>
        <draw:line draw:style-name="gr4" draw:text-style-name="P8" draw:layer="layout" svg:x1="11.5cm" svg:y1="13.75cm" svg:x2="11.5cm" svg:y2="15.25cm">
          <text:p/>
        </draw:line>
        <draw:line draw:style-name="gr4" draw:text-style-name="P8" draw:layer="layout" svg:x1="11cm" svg:y1="13.75cm" svg:x2="11cm" svg:y2="15.25cm">
          <text:p/>
        </draw:line>
        <draw:line draw:style-name="gr4" draw:text-style-name="P8" draw:layer="layout" svg:x1="10.5cm" svg:y1="13.75cm" svg:x2="10.5cm" svg:y2="15.25cm">
          <text:p/>
        </draw:line>
        <draw:line draw:style-name="gr4" draw:text-style-name="P8" draw:layer="layout" svg:x1="10cm" svg:y1="13.75cm" svg:x2="10cm" svg:y2="15.25cm">
          <text:p/>
        </draw:line>
        <draw:line draw:style-name="gr4" draw:text-style-name="P8" draw:layer="layout" svg:x1="12cm" svg:y1="13.75cm" svg:x2="12cm" svg:y2="15.25cm">
          <text:p/>
        </draw:line>
        <draw:line draw:style-name="gr4" draw:text-style-name="P8" draw:layer="layout" svg:x1="12.503cm" svg:y1="13.75cm" svg:x2="12.503cm" svg:y2="15.25cm">
          <text:p/>
        </draw:line>
        <draw:line draw:style-name="gr4" draw:text-style-name="P8" draw:layer="layout" svg:x1="14.003cm" svg:y1="13.75cm" svg:x2="14.003cm" svg:y2="15.25cm">
          <text:p/>
        </draw:line>
        <draw:line draw:style-name="gr4" draw:text-style-name="P8" draw:layer="layout" svg:x1="13.503cm" svg:y1="13.75cm" svg:x2="13.503cm" svg:y2="15.25cm">
          <text:p/>
        </draw:line>
        <draw:line draw:style-name="gr4" draw:text-style-name="P8" draw:layer="layout" svg:x1="13.003cm" svg:y1="13.75cm" svg:x2="13.003cm" svg:y2="15.25cm">
          <text:p/>
        </draw:line>
        <draw:line draw:style-name="gr4" draw:text-style-name="P8" draw:layer="layout" svg:x1="15.003cm" svg:y1="13.75cm" svg:x2="15.003cm" svg:y2="15.25cm">
          <text:p/>
        </draw:line>
        <draw:line draw:style-name="gr4" draw:text-style-name="P8" draw:layer="layout" svg:x1="15.5cm" svg:y1="13.75cm" svg:x2="15.5cm" svg:y2="15.25cm">
          <text:p/>
        </draw:line>
        <draw:line draw:style-name="gr4" draw:text-style-name="P8" draw:layer="layout" svg:x1="17cm" svg:y1="13.75cm" svg:x2="17cm" svg:y2="15.25cm">
          <text:p/>
        </draw:line>
        <draw:line draw:style-name="gr4" draw:text-style-name="P8" draw:layer="layout" svg:x1="16.5cm" svg:y1="13.75cm" svg:x2="16.5cm" svg:y2="15.25cm">
          <text:p/>
        </draw:line>
        <draw:line draw:style-name="gr4" draw:text-style-name="P8" draw:layer="layout" svg:x1="16cm" svg:y1="13.75cm" svg:x2="16cm" svg:y2="15.25cm">
          <text:p/>
        </draw:line>
        <draw:line draw:style-name="gr2" draw:text-style-name="P1" draw:layer="layout" svg:x1="6.25cm" svg:y1="10.25cm" svg:x2="17.25cm" svg:y2="10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17.25cm" svg:y2="11.25cm">
          <text:p/>
        </draw:line>
        <draw:line draw:style-name="gr2" draw:text-style-name="P1" draw:layer="layout" svg:x1="6.25cm" svg:y1="10.25cm" svg:x2="6.25cm" svg:y2="10.75cm">
          <text:p/>
        </draw:line>
        <draw:line draw:style-name="gr4" draw:text-style-name="P8" draw:layer="layout" svg:x1="14.75cm" svg:y1="13.75cm" svg:x2="14.75cm" svg:y2="15.25cm">
          <text:p/>
        </draw:line>
        <draw:line draw:style-name="gr4" draw:text-style-name="P8" draw:layer="layout" svg:x1="15.25cm" svg:y1="13.75cm" svg:x2="15.25cm" svg:y2="15.25cm">
          <text:p/>
        </draw:line>
        <draw:line draw:style-name="gr4" draw:text-style-name="P8" draw:layer="layout" svg:x1="15.75cm" svg:y1="13.75cm" svg:x2="15.75cm" svg:y2="15.25cm">
          <text:p/>
        </draw:line>
        <draw:line draw:style-name="gr4" draw:text-style-name="P8" draw:layer="layout" svg:x1="16.25cm" svg:y1="13.75cm" svg:x2="16.25cm" svg:y2="15.25cm">
          <text:p/>
        </draw:line>
        <draw:line draw:style-name="gr4" draw:text-style-name="P8" draw:layer="layout" svg:x1="16.75cm" svg:y1="13.75cm" svg:x2="16.75cm" svg:y2="15.25cm">
          <text:p/>
        </draw:line>
        <draw:line draw:style-name="gr10" draw:text-style-name="P1" draw:layer="layout" svg:x1="6.274cm" svg:y1="13.25cm" svg:x2="7.524cm" svg:y2="13.25cm">
          <text:p/>
        </draw:line>
        <draw:frame draw:style-name="gr12" draw:text-style-name="P6" draw:layer="layout" svg:width="1.399cm" svg:height="0.569cm" svg:x="6.125cm" svg:y="12.681cm">
          <draw:text-box>
            <text:p><text:span text:style-name="T4">Energy</text:span></text:p>
          </draw:text-box>
        </draw:frame>
        <draw:line draw:style-name="gr9" draw:text-style-name="P1" draw:layer="layout" svg:x1="7.5cm" svg:y1="15.75cm" svg:x2="6.25cm" svg:y2="15.75cm">
          <text:p/>
        </draw:line>
        <draw:frame draw:style-name="gr11" draw:text-style-name="P2" draw:layer="layout" svg:width="1.217cm" svg:height="0.569cm" svg:x="6.283cm" svg:y="15.75cm">
          <draw:text-box>
            <text:p><text:span text:style-name="T1">Wave</text:span></text:p>
          </draw:text-box>
        </draw:frame>
        <draw:line draw:style-name="gr4" draw:text-style-name="P8" draw:layer="layout" svg:x1="15.25cm" svg:y1="13.741cm" svg:x2="15.25cm" svg:y2="15.241cm">
          <text:p/>
        </draw:line>
        <draw:line draw:style-name="gr4" draw:text-style-name="P8" draw:layer="layout" svg:x1="11.247cm" svg:y1="13.75cm" svg:x2="11.247cm" svg:y2="15.25cm">
          <text:p/>
        </draw:line>
        <draw:line draw:style-name="gr4" draw:text-style-name="P8" draw:layer="layout" svg:x1="11.747cm" svg:y1="13.75cm" svg:x2="11.747cm" svg:y2="15.25cm">
          <text:p/>
        </draw:line>
        <draw:line draw:style-name="gr4" draw:text-style-name="P8" draw:layer="layout" svg:x1="12.25cm" svg:y1="13.75cm" svg:x2="12.25cm" svg:y2="15.25cm">
          <text:p/>
        </draw:line>
        <draw:line draw:style-name="gr4" draw:text-style-name="P8" draw:layer="layout" svg:x1="13.75cm" svg:y1="13.75cm" svg:x2="13.75cm" svg:y2="15.25cm">
          <text:p/>
        </draw:line>
        <draw:line draw:style-name="gr4" draw:text-style-name="P8" draw:layer="layout" svg:x1="13.25cm" svg:y1="13.75cm" svg:x2="13.25cm" svg:y2="15.25cm">
          <text:p/>
        </draw:line>
        <draw:line draw:style-name="gr4" draw:text-style-name="P8" draw:layer="layout" svg:x1="12.75cm" svg:y1="13.75cm" svg:x2="12.75cm" svg:y2="15.25cm">
          <text:p/>
        </draw:line>
        <draw:line draw:style-name="gr4" draw:text-style-name="P8" draw:layer="layout" svg:x1="8.247cm" svg:y1="13.75cm" svg:x2="8.247cm" svg:y2="15.25cm">
          <text:p/>
        </draw:line>
        <draw:line draw:style-name="gr4" draw:text-style-name="P8" draw:layer="layout" svg:x1="8.747cm" svg:y1="13.75cm" svg:x2="8.747cm" svg:y2="15.25cm">
          <text:p/>
        </draw:line>
        <draw:line draw:style-name="gr4" draw:text-style-name="P8" draw:layer="layout" svg:x1="9.25cm" svg:y1="13.75cm" svg:x2="9.25cm" svg:y2="15.25cm">
          <text:p/>
        </draw:line>
        <draw:line draw:style-name="gr4" draw:text-style-name="P8" draw:layer="layout" svg:x1="10.75cm" svg:y1="13.75cm" svg:x2="10.75cm" svg:y2="15.25cm">
          <text:p/>
        </draw:line>
        <draw:line draw:style-name="gr4" draw:text-style-name="P8" draw:layer="layout" svg:x1="10.25cm" svg:y1="13.75cm" svg:x2="10.25cm" svg:y2="15.25cm">
          <text:p/>
        </draw:line>
        <draw:line draw:style-name="gr4" draw:text-style-name="P8" draw:layer="layout" svg:x1="9.75cm" svg:y1="13.75cm" svg:x2="9.75cm" svg:y2="15.25cm">
          <text:p/>
        </draw:line>
        <draw:line draw:style-name="gr4" draw:text-style-name="P8" draw:layer="layout" svg:x1="7.75cm" svg:y1="13.75cm" svg:x2="7.75cm" svg:y2="15.25cm">
          <text:p/>
        </draw:line>
        <draw:line draw:style-name="gr4" draw:text-style-name="P8" draw:layer="layout" svg:x1="7.25cm" svg:y1="13.75cm" svg:x2="7.25cm" svg:y2="15.25cm">
          <text:p/>
        </draw:line>
        <draw:line draw:style-name="gr4" draw:text-style-name="P8" draw:layer="layout" svg:x1="6.75cm" svg:y1="13.75cm" svg:x2="6.75cm" svg:y2="15.25cm">
          <text:p/>
        </draw:line>
        <draw:line draw:style-name="gr4" draw:text-style-name="P8" draw:layer="layout" svg:x1="14.25cm" svg:y1="13.75cm" svg:x2="14.25cm" svg:y2="15.25cm">
          <text:p/>
        </draw:line>
        <draw:line draw:style-name="gr4" draw:text-style-name="P8" draw:layer="layout" svg:x1="14.5cm" svg:y1="13.75cm" svg:x2="14.5cm" svg:y2="15.25cm">
          <text:p/>
        </draw:line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7" draw:text-style-name="P8" draw:layer="layout" svg:x1="4.5cm" svg:y1="24.5cm" svg:x2="5.75cm" svg:y2="24.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line draw:style-name="gr7" draw:text-style-name="P8" draw:layer="layout" svg:x1="5.75cm" svg:y1="22.5cm" svg:x2="4.5cm" svg:y2="22.5cm">
          <text:p/>
        </draw:line>
        <draw:ellipse draw:style-name="gr8" draw:text-style-name="P11" draw:layer="layout" svg:width="0.75cm" svg:height="1cm" svg:x="4.622cm" svg:y="24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23cm)" draw:kind="arc" draw:start-angle="228.8" draw:end-angle="129.47">
          <text:p/>
        </draw:ellips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4" draw:text-style-name="P8" draw:layer="layout" svg:x1="9.5cm" svg:y1="22.75cm" svg:x2="9.5cm" svg:y2="24.25cm">
          <text:p/>
        </draw:line>
        <draw:line draw:style-name="gr4" draw:text-style-name="P8" draw:layer="layout" svg:x1="11.5cm" svg:y1="22.75cm" svg:x2="11.5cm" svg:y2="24.25cm">
          <text:p/>
        </draw:line>
        <draw:line draw:style-name="gr4" draw:text-style-name="P8" draw:layer="layout" svg:x1="11cm" svg:y1="22.75cm" svg:x2="11cm" svg:y2="24.25cm">
          <text:p/>
        </draw:line>
        <draw:line draw:style-name="gr4" draw:text-style-name="P8" draw:layer="layout" svg:x1="10.5cm" svg:y1="22.75cm" svg:x2="10.5cm" svg:y2="24.25cm">
          <text:p/>
        </draw:line>
        <draw:line draw:style-name="gr4" draw:text-style-name="P8" draw:layer="layout" svg:x1="10cm" svg:y1="22.75cm" svg:x2="10cm" svg:y2="24.25cm">
          <text:p/>
        </draw:line>
        <draw:line draw:style-name="gr4" draw:text-style-name="P8" draw:layer="layout" svg:x1="12cm" svg:y1="22.75cm" svg:x2="12cm" svg:y2="24.25cm">
          <text:p/>
        </draw:line>
        <draw:line draw:style-name="gr4" draw:text-style-name="P8" draw:layer="layout" svg:x1="12.503cm" svg:y1="22.75cm" svg:x2="12.503cm" svg:y2="24.25cm">
          <text:p/>
        </draw:line>
        <draw:line draw:style-name="gr4" draw:text-style-name="P8" draw:layer="layout" svg:x1="14.003cm" svg:y1="22.75cm" svg:x2="14.003cm" svg:y2="24.25cm">
          <text:p/>
        </draw:line>
        <draw:line draw:style-name="gr4" draw:text-style-name="P8" draw:layer="layout" svg:x1="13.503cm" svg:y1="22.75cm" svg:x2="13.503cm" svg:y2="24.25cm">
          <text:p/>
        </draw:line>
        <draw:line draw:style-name="gr4" draw:text-style-name="P8" draw:layer="layout" svg:x1="13.003cm" svg:y1="22.75cm" svg:x2="13.003cm" svg:y2="24.25cm">
          <text:p/>
        </draw:line>
        <draw:line draw:style-name="gr4" draw:text-style-name="P8" draw:layer="layout" svg:x1="15.003cm" svg:y1="22.75cm" svg:x2="15.003cm" svg:y2="24.25cm">
          <text:p/>
        </draw:line>
        <draw:line draw:style-name="gr4" draw:text-style-name="P8" draw:layer="layout" svg:x1="15.5cm" svg:y1="22.75cm" svg:x2="15.5cm" svg:y2="24.25cm">
          <text:p/>
        </draw:line>
        <draw:line draw:style-name="gr4" draw:text-style-name="P8" draw:layer="layout" svg:x1="17cm" svg:y1="22.75cm" svg:x2="17cm" svg:y2="24.25cm">
          <text:p/>
        </draw:line>
        <draw:line draw:style-name="gr4" draw:text-style-name="P8" draw:layer="layout" svg:x1="16.5cm" svg:y1="22.75cm" svg:x2="16.5cm" svg:y2="24.25cm">
          <text:p/>
        </draw:line>
        <draw:line draw:style-name="gr4" draw:text-style-name="P8" draw:layer="layout" svg:x1="16cm" svg:y1="22.75cm" svg:x2="16cm" svg:y2="24.25cm">
          <text:p/>
        </draw:line>
        <draw:line draw:style-name="gr2" draw:text-style-name="P1" draw:layer="layout" svg:x1="9.25cm" svg:y1="19.25cm" svg:x2="17.25cm" svg:y2="19.25cm">
          <text:p/>
        </draw:line>
        <draw:line draw:style-name="gr2" draw:text-style-name="P1" draw:layer="layout" svg:x1="3.875cm" svg:y1="19.75cm" svg:x2="9.2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17.25cm" svg:y2="20.25cm">
          <text:p/>
        </draw:line>
        <draw:line draw:style-name="gr2" draw:text-style-name="P1" draw:layer="layout" svg:x1="9.25cm" svg:y1="19.25cm" svg:x2="9.25cm" svg:y2="19.75cm">
          <text:p/>
        </draw:line>
        <draw:line draw:style-name="gr4" draw:text-style-name="P8" draw:layer="layout" svg:x1="14.75cm" svg:y1="22.75cm" svg:x2="14.75cm" svg:y2="24.25cm">
          <text:p/>
        </draw:line>
        <draw:line draw:style-name="gr4" draw:text-style-name="P8" draw:layer="layout" svg:x1="15.25cm" svg:y1="22.75cm" svg:x2="15.25cm" svg:y2="24.25cm">
          <text:p/>
        </draw:line>
        <draw:line draw:style-name="gr4" draw:text-style-name="P8" draw:layer="layout" svg:x1="15.75cm" svg:y1="22.75cm" svg:x2="15.75cm" svg:y2="24.25cm">
          <text:p/>
        </draw:line>
        <draw:line draw:style-name="gr4" draw:text-style-name="P8" draw:layer="layout" svg:x1="16.25cm" svg:y1="22.75cm" svg:x2="16.25cm" svg:y2="24.25cm">
          <text:p/>
        </draw:line>
        <draw:line draw:style-name="gr4" draw:text-style-name="P8" draw:layer="layout" svg:x1="16.75cm" svg:y1="22.75cm" svg:x2="16.75cm" svg:y2="24.25cm">
          <text:p/>
        </draw:line>
        <draw:line draw:style-name="gr10" draw:text-style-name="P1" draw:layer="layout" svg:x1="10.5cm" svg:y1="22.25cm" svg:x2="9.25cm" svg:y2="22.25cm">
          <text:p/>
        </draw:line>
        <draw:frame draw:style-name="gr12" draw:text-style-name="P6" draw:layer="layout" svg:width="1.399cm" svg:height="0.569cm" svg:x="9.351cm" svg:y="21.681cm">
          <draw:text-box>
            <text:p><text:span text:style-name="T4">Energy</text:span></text:p>
          </draw:text-box>
        </draw:frame>
        <draw:line draw:style-name="gr9" draw:text-style-name="P1" draw:layer="layout" svg:x1="9.25cm" svg:y1="24.75cm" svg:x2="10.5cm" svg:y2="24.75cm">
          <text:p/>
        </draw:line>
        <draw:frame draw:style-name="gr11" draw:text-style-name="P2" draw:layer="layout" svg:width="1.217cm" svg:height="0.569cm" svg:x="9.033cm" svg:y="24.75cm">
          <draw:text-box>
            <text:p><text:span text:style-name="T1">Wave</text:span></text:p>
          </draw:text-box>
        </draw:frame>
        <draw:line draw:style-name="gr4" draw:text-style-name="P8" draw:layer="layout" svg:x1="15.25cm" svg:y1="22.741cm" svg:x2="15.25cm" svg:y2="24.241cm">
          <text:p/>
        </draw:line>
        <draw:line draw:style-name="gr4" draw:text-style-name="P8" draw:layer="layout" svg:x1="11.247cm" svg:y1="22.75cm" svg:x2="11.247cm" svg:y2="24.25cm">
          <text:p/>
        </draw:line>
        <draw:line draw:style-name="gr4" draw:text-style-name="P8" draw:layer="layout" svg:x1="11.747cm" svg:y1="22.75cm" svg:x2="11.747cm" svg:y2="24.25cm">
          <text:p/>
        </draw:line>
        <draw:line draw:style-name="gr4" draw:text-style-name="P8" draw:layer="layout" svg:x1="12.25cm" svg:y1="22.75cm" svg:x2="12.25cm" svg:y2="24.25cm">
          <text:p/>
        </draw:line>
        <draw:line draw:style-name="gr4" draw:text-style-name="P8" draw:layer="layout" svg:x1="13.75cm" svg:y1="22.75cm" svg:x2="13.75cm" svg:y2="24.25cm">
          <text:p/>
        </draw:line>
        <draw:line draw:style-name="gr4" draw:text-style-name="P8" draw:layer="layout" svg:x1="13.25cm" svg:y1="22.75cm" svg:x2="13.25cm" svg:y2="24.25cm">
          <text:p/>
        </draw:line>
        <draw:line draw:style-name="gr4" draw:text-style-name="P8" draw:layer="layout" svg:x1="12.75cm" svg:y1="22.75cm" svg:x2="12.75cm" svg:y2="24.25cm">
          <text:p/>
        </draw:line>
        <draw:line draw:style-name="gr4" draw:text-style-name="P8" draw:layer="layout" svg:x1="10.75cm" svg:y1="22.75cm" svg:x2="10.75cm" svg:y2="24.25cm">
          <text:p/>
        </draw:line>
        <draw:line draw:style-name="gr4" draw:text-style-name="P8" draw:layer="layout" svg:x1="10.25cm" svg:y1="22.75cm" svg:x2="10.25cm" svg:y2="24.25cm">
          <text:p/>
        </draw:line>
        <draw:line draw:style-name="gr4" draw:text-style-name="P8" draw:layer="layout" svg:x1="9.75cm" svg:y1="22.75cm" svg:x2="9.75cm" svg:y2="24.25cm">
          <text:p/>
        </draw:line>
        <draw:line draw:style-name="gr4" draw:text-style-name="P8" draw:layer="layout" svg:x1="14.25cm" svg:y1="22.75cm" svg:x2="14.25cm" svg:y2="24.25cm">
          <text:p/>
        </draw:line>
        <draw:line draw:style-name="gr4" draw:text-style-name="P8" draw:layer="layout" svg:x1="14.5cm" svg:y1="22.75cm" svg:x2="14.5cm" svg:y2="24.25cm">
          <text:p/>
        </draw:line>
        <draw:g>
          <draw:line draw:style-name="gr7" draw:text-style-name="P1" draw:layer="layout" svg:x1="9.25cm" svg:y1="24.25cm" svg:x2="9.25cm" svg:y2="22.75cm">
            <text:p/>
          </draw:line>
          <draw:ellipse draw:style-name="gr8" draw:text-style-name="P4" draw:layer="layout" svg:width="0.75cm" svg:height="1cm" draw:transform="rotate (1.5707963267949) translate (8.75cm 24.003cm)" draw:kind="arc" draw:start-angle="228.8" draw:end-angle="129.47">
            <text:p/>
          </draw:ellipse>
        </draw:g>
        <draw:ellipse draw:style-name="gr8" draw:text-style-name="P4" draw:layer="layout" svg:width="0.75cm" svg:height="1cm" svg:x="6.372cm" svg:y="24cm" draw:kind="arc" draw:start-angle="228.8" draw:end-angle="129.47">
          <text:p/>
        </draw:ellipse>
        <draw:ellipse draw:style-name="gr8" draw:text-style-name="P4" draw:layer="layout" svg:width="0.75cm" svg:height="1cm" svg:x="7.369cm" svg:y="24cm" draw:kind="arc" draw:start-angle="228.8" draw:end-angle="129.47">
          <text:p/>
        </draw:ellipse>
        <draw:ellipse draw:style-name="gr8" draw:text-style-name="P4" draw:layer="layout" svg:width="0.75cm" svg:height="1cm" svg:x="8.369cm" svg:y="24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47cm 23cm)" draw:kind="arc" draw:start-angle="228.8" draw:end-angle="129.47">
          <text:p/>
        </draw:ellipse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line draw:style-name="gr7" draw:text-style-name="P8" draw:layer="layout" svg:x1="4.5cm" svg:y1="13.5cm" svg:x2="5.75cm" svg:y2="13.5cm">
          <text:p/>
        </draw:line>
        <draw:line draw:style-name="gr7" draw:text-style-name="P8" draw:layer="layout" svg:x1="5.75cm" svg:y1="15.5cm" svg:x2="4.5cm" svg:y2="15.5cm">
          <text:p/>
        </draw:line>
        <draw:ellipse draw:style-name="gr8" draw:text-style-name="P11" draw:layer="layout" svg:width="0.75cm" svg:height="1cm" svg:x="4.63cm" svg:y="13.038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16cm)" draw:kind="arc" draw:start-angle="228.8" draw:end-angle="129.47">
          <text:p/>
        </draw:ellipse>
        <draw:line draw:style-name="gr4" draw:text-style-name="P8" draw:layer="layout" svg:x1="14.75cm" svg:y1="5cm" svg:x2="14.75cm" svg:y2="6.5cm">
          <text:p/>
        </draw:line>
        <draw:g>
          <draw:line draw:style-name="gr7" draw:text-style-name="P1" draw:layer="layout" svg:x1="6.25cm" svg:y1="13.75cm" svg:x2="6.25cm" svg:y2="15.25cm">
            <text:p/>
          </draw:line>
          <draw:ellipse draw:style-name="gr15" draw:text-style-name="P4" draw:layer="layout" svg:width="0.75cm" svg:height="1cm" draw:transform="rotate (-1.5707963267949) translate (6.75cm 13.997cm)" draw:kind="arc" draw:start-angle="228.8" draw:end-angle="129.47">
            <text:p/>
          </draw:ellipse>
        </draw:g>
      </draw:page>
      <draw:page draw:name="page3" draw:style-name="dp1" draw:master-page-name="Default">
        <draw:line draw:style-name="gr2" draw:text-style-name="P8" draw:layer="layout" svg:x1="3.351cm" svg:y1="4.75cm" svg:x2="3.875cm" svg:y2="4.75cm">
          <text:p/>
        </draw:line>
        <draw:line draw:style-name="gr2" draw:text-style-name="P8" draw:layer="layout" svg:x1="3.351cm" svg:y1="6.75cm" svg:x2="3.875cm" svg:y2="6.75cm">
          <text:p/>
        </draw:line>
        <draw:line draw:style-name="gr2" draw:text-style-name="P8" draw:layer="layout" svg:x1="5.726cm" svg:y1="3cm" svg:x2="5.726cm" svg:y2="8.5cm">
          <text:p/>
        </draw:line>
        <draw:line draw:style-name="gr2" draw:text-style-name="P8" draw:layer="layout" svg:x1="5.726cm" svg:y1="4.75cm" svg:x2="16.726cm" svg:y2="4.75cm">
          <text:p/>
        </draw:line>
        <draw:line draw:style-name="gr2" draw:text-style-name="P8" draw:layer="layout" svg:x1="5.726cm" svg:y1="6.75cm" svg:x2="16.726cm" svg:y2="6.75cm">
          <text:p/>
        </draw:line>
        <draw:line draw:style-name="gr4" draw:text-style-name="P8" draw:layer="layout" svg:x1="5.476cm" svg:y1="5cm" svg:x2="5.476cm" svg:y2="6.5cm">
          <text:p/>
        </draw:line>
        <draw:line draw:style-name="gr4" draw:text-style-name="P8" draw:layer="layout" svg:x1="4.976cm" svg:y1="5cm" svg:x2="4.976cm" svg:y2="6.5cm">
          <text:p/>
        </draw:line>
        <draw:line draw:style-name="gr4" draw:text-style-name="P8" draw:layer="layout" svg:x1="4.476cm" svg:y1="5cm" svg:x2="4.476cm" svg:y2="6.5cm">
          <text:p/>
        </draw:line>
        <draw:line draw:style-name="gr4" draw:text-style-name="P8" draw:layer="layout" svg:x1="3.976cm" svg:y1="5cm" svg:x2="3.976cm" svg:y2="6.5cm">
          <text:p/>
        </draw:line>
        <draw:line draw:style-name="gr4" draw:text-style-name="P8" draw:layer="layout" svg:x1="3.476cm" svg:y1="5cm" svg:x2="3.476cm" svg:y2="6.5cm">
          <text:p/>
        </draw:line>
        <draw:frame draw:style-name="gr6" draw:text-style-name="P9" draw:layer="layout" svg:width="0.786cm" svg:height="0.725cm" svg:x="2.601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976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976cm" svg:y1="5cm" svg:x2="5.976cm" svg:y2="6.5cm">
          <text:p/>
        </draw:line>
        <draw:line draw:style-name="gr4" draw:text-style-name="P8" draw:layer="layout" svg:x1="7.976cm" svg:y1="5cm" svg:x2="7.976cm" svg:y2="6.5cm">
          <text:p/>
        </draw:line>
        <draw:line draw:style-name="gr4" draw:text-style-name="P8" draw:layer="layout" svg:x1="7.476cm" svg:y1="5cm" svg:x2="7.476cm" svg:y2="6.5cm">
          <text:p/>
        </draw:line>
        <draw:line draw:style-name="gr4" draw:text-style-name="P8" draw:layer="layout" svg:x1="6.976cm" svg:y1="5cm" svg:x2="6.976cm" svg:y2="6.5cm">
          <text:p/>
        </draw:line>
        <draw:line draw:style-name="gr4" draw:text-style-name="P8" draw:layer="layout" svg:x1="6.476cm" svg:y1="5cm" svg:x2="6.476cm" svg:y2="6.5cm">
          <text:p/>
        </draw:line>
        <draw:line draw:style-name="gr4" draw:text-style-name="P8" draw:layer="layout" svg:x1="8.476cm" svg:y1="5cm" svg:x2="8.476cm" svg:y2="6.5cm">
          <text:p/>
        </draw:line>
        <draw:line draw:style-name="gr7" draw:text-style-name="P8" draw:layer="layout" svg:x1="4cm" svg:y1="6.762cm" svg:x2="5.25cm" svg:y2="6.762cm">
          <text:p/>
        </draw:line>
        <draw:line draw:style-name="gr2" draw:text-style-name="P8" draw:layer="layout" svg:x1="5.351cm" svg:y1="4.75cm" svg:x2="5.726cm" svg:y2="4.75cm">
          <text:p/>
        </draw:line>
        <draw:line draw:style-name="gr2" draw:text-style-name="P8" draw:layer="layout" svg:x1="5.351cm" svg:y1="6.75cm" svg:x2="5.726cm" svg:y2="6.75cm">
          <text:p/>
        </draw:line>
        <draw:line draw:style-name="gr7" draw:text-style-name="P8" draw:layer="layout" svg:x1="5.25cm" svg:y1="4.75cm" svg:x2="4cm" svg:y2="4.75cm">
          <text:p/>
        </draw:line>
        <draw:ellipse draw:style-name="gr8" draw:text-style-name="P11" draw:layer="layout" svg:width="0.75cm" svg:height="1cm" svg:x="5.872cm" svg:y="6.25cm" draw:kind="arc" draw:start-angle="228.8" draw:end-angle="129.47">
          <text:p/>
        </draw:ellipse>
        <draw:ellipse draw:style-name="gr8" draw:text-style-name="P11" draw:layer="layout" svg:width="0.75cm" svg:height="1cm" svg:x="4.13cm" svg:y="6.25cm" draw:kind="arc" draw:start-angle="228.8" draw:end-angle="129.47">
          <text:p/>
        </draw:ellipse>
        <draw:ellipse draw:style-name="gr8" draw:text-style-name="P11" draw:layer="layout" svg:width="0.75cm" svg:height="1cm" svg:x="6.869cm" svg:y="6.25cm" draw:kind="arc" draw:start-angle="228.8" draw:end-angle="129.47">
          <text:p/>
        </draw:ellipse>
        <draw:ellipse draw:style-name="gr8" draw:text-style-name="P11" draw:layer="layout" svg:width="0.75cm" svg:height="1cm" svg:x="7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28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747cm 5.25cm)" draw:kind="arc" draw:start-angle="228.8" draw:end-angle="129.47">
          <text:p/>
        </draw:ellipse>
        <draw:frame draw:style-name="gr16" draw:text-style-name="P12" draw:layer="layout" svg:width="0.807cm" svg:height="0.725cm" svg:x="5.851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31cm" svg:y="4.15cm">
          <draw:text-box>
            <text:p><text:span text:style-name="T7">i</text:span></text:p>
          </draw:text-box>
        </draw:frame>
        <draw:line draw:style-name="gr4" draw:text-style-name="P8" draw:layer="layout" svg:x1="8.976cm" svg:y1="5cm" svg:x2="8.976cm" svg:y2="6.5cm">
          <text:p/>
        </draw:line>
        <draw:line draw:style-name="gr4" draw:text-style-name="P8" draw:layer="layout" svg:x1="10.976cm" svg:y1="5cm" svg:x2="10.976cm" svg:y2="6.5cm">
          <text:p/>
        </draw:line>
        <draw:line draw:style-name="gr4" draw:text-style-name="P8" draw:layer="layout" svg:x1="10.476cm" svg:y1="5cm" svg:x2="10.476cm" svg:y2="6.5cm">
          <text:p/>
        </draw:line>
        <draw:line draw:style-name="gr4" draw:text-style-name="P8" draw:layer="layout" svg:x1="9.976cm" svg:y1="5cm" svg:x2="9.976cm" svg:y2="6.5cm">
          <text:p/>
        </draw:line>
        <draw:line draw:style-name="gr4" draw:text-style-name="P8" draw:layer="layout" svg:x1="9.476cm" svg:y1="5cm" svg:x2="9.476cm" svg:y2="6.5cm">
          <text:p/>
        </draw:line>
        <draw:line draw:style-name="gr4" draw:text-style-name="P8" draw:layer="layout" svg:x1="11.476cm" svg:y1="5cm" svg:x2="11.476cm" svg:y2="6.5cm">
          <text:p/>
        </draw:line>
        <draw:ellipse draw:style-name="gr8" draw:text-style-name="P11" draw:layer="layout" svg:width="0.75cm" svg:height="1cm" svg:x="8.872cm" svg:y="6.25cm" draw:kind="arc" draw:start-angle="228.8" draw:end-angle="129.47">
          <text:p/>
        </draw:ellipse>
        <draw:ellipse draw:style-name="gr8" draw:text-style-name="P11" draw:layer="layout" svg:width="0.75cm" svg:height="1cm" svg:x="9.869cm" svg:y="6.25cm" draw:kind="arc" draw:start-angle="228.8" draw:end-angle="129.47">
          <text:p/>
        </draw:ellipse>
        <draw:ellipse draw:style-name="gr8" draw:text-style-name="P11" draw:layer="layout" svg:width="0.75cm" svg:height="1cm" svg:x="10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747cm 5.25cm)" draw:kind="arc" draw:start-angle="228.8" draw:end-angle="129.47">
          <text:p/>
        </draw:ellipse>
        <draw:line draw:style-name="gr4" draw:text-style-name="P8" draw:layer="layout" svg:x1="11.979cm" svg:y1="5cm" svg:x2="11.979cm" svg:y2="6.5cm">
          <text:p/>
        </draw:line>
        <draw:line draw:style-name="gr4" draw:text-style-name="P8" draw:layer="layout" svg:x1="13.979cm" svg:y1="5cm" svg:x2="13.979cm" svg:y2="6.5cm">
          <text:p/>
        </draw:line>
        <draw:line draw:style-name="gr4" draw:text-style-name="P8" draw:layer="layout" svg:x1="13.479cm" svg:y1="5cm" svg:x2="13.479cm" svg:y2="6.5cm">
          <text:p/>
        </draw:line>
        <draw:line draw:style-name="gr4" draw:text-style-name="P8" draw:layer="layout" svg:x1="12.979cm" svg:y1="5cm" svg:x2="12.979cm" svg:y2="6.5cm">
          <text:p/>
        </draw:line>
        <draw:line draw:style-name="gr4" draw:text-style-name="P8" draw:layer="layout" svg:x1="12.479cm" svg:y1="5cm" svg:x2="12.479cm" svg:y2="6.5cm">
          <text:p/>
        </draw:line>
        <draw:line draw:style-name="gr4" draw:text-style-name="P8" draw:layer="layout" svg:x1="14.479cm" svg:y1="5cm" svg:x2="14.479cm" svg:y2="6.5cm">
          <text:p/>
        </draw:line>
        <draw:ellipse draw:style-name="gr8" draw:text-style-name="P11" draw:layer="layout" svg:width="0.75cm" svg:height="1cm" svg:x="11.875cm" svg:y="6.25cm" draw:kind="arc" draw:start-angle="228.8" draw:end-angle="129.47">
          <text:p/>
        </draw:ellipse>
        <draw:ellipse draw:style-name="gr8" draw:text-style-name="P11" draw:layer="layout" svg:width="0.75cm" svg:height="1cm" svg:x="12.872cm" svg:y="6.25cm" draw:kind="arc" draw:start-angle="228.8" draw:end-angle="129.47">
          <text:p/>
        </draw:ellipse>
        <draw:ellipse draw:style-name="gr8" draw:text-style-name="P11" draw:layer="layout" svg:width="0.75cm" svg:height="1cm" svg:x="13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75cm 5.25cm)" draw:kind="arc" draw:start-angle="228.8" draw:end-angle="129.47">
          <text:p/>
        </draw:ellipse>
        <draw:line draw:style-name="gr4" draw:text-style-name="P8" draw:layer="layout" svg:x1="14.976cm" svg:y1="5cm" svg:x2="14.976cm" svg:y2="6.5cm">
          <text:p/>
        </draw:line>
        <draw:line draw:style-name="gr4" draw:text-style-name="P8" draw:layer="layout" svg:x1="16.476cm" svg:y1="5cm" svg:x2="16.476cm" svg:y2="6.5cm">
          <text:p/>
        </draw:line>
        <draw:line draw:style-name="gr4" draw:text-style-name="P8" draw:layer="layout" svg:x1="15.976cm" svg:y1="5cm" svg:x2="15.976cm" svg:y2="6.5cm">
          <text:p/>
        </draw:line>
        <draw:line draw:style-name="gr4" draw:text-style-name="P8" draw:layer="layout" svg:x1="15.476cm" svg:y1="5cm" svg:x2="15.476cm" svg:y2="6.5cm">
          <text:p/>
        </draw:line>
        <draw:ellipse draw:style-name="gr8" draw:text-style-name="P11" draw:layer="layout" svg:width="0.75cm" svg:height="1cm" svg:x="14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75cm 5.25cm)" draw:kind="arc" draw:start-angle="228.8" draw:end-angle="129.47">
          <text:p/>
        </draw:ellipse>
        <draw:line draw:style-name="gr2" draw:text-style-name="P1" draw:layer="layout" svg:x1="3.351cm" svg:y1="2cm" svg:x2="16.726cm" svg:y2="2cm">
          <text:p/>
        </draw:line>
        <draw:frame draw:style-name="gr6" draw:text-style-name="P13" draw:layer="layout" svg:width="0.786cm" svg:height="0.725cm" svg:x="2.315cm" svg:y="1.9cm">
          <draw:text-box>
            <text:p><text:span text:style-name="T8">V</text:span></text:p>
          </draw:text-box>
        </draw:frame>
        <draw:line draw:style-name="gr18" draw:text-style-name="P1" draw:layer="layout" svg:x1="3.351cm" svg:y1="2.5cm" svg:x2="16.726cm" svg:y2="2.5cm">
          <text:p/>
        </draw:line>
        <draw:line draw:style-name="gr10" draw:text-style-name="P1" draw:layer="layout" svg:x1="17.5cm" svg:y1="4.5cm" svg:x2="16.25cm" svg:y2="4.5cm">
          <text:p/>
        </draw:line>
        <draw:frame draw:style-name="gr12" draw:text-style-name="P6" draw:layer="layout" svg:width="1.399cm" svg:height="0.569cm" svg:x="16.351cm" svg:y="3.931cm">
          <draw:text-box>
            <text:p><text:span text:style-name="T4">Energy</text:span></text:p>
          </draw:text-box>
        </draw:frame>
        <draw:line draw:style-name="gr9" draw:text-style-name="P1" draw:layer="layout" svg:x1="16.25cm" svg:y1="7cm" svg:x2="17.5cm" svg:y2="7cm">
          <text:p/>
        </draw:line>
        <draw:line draw:style-name="gr2" draw:text-style-name="P8" draw:layer="layout" svg:x1="3.411cm" svg:y1="12.75cm" svg:x2="3.875cm" svg:y2="12.75cm">
          <text:p/>
        </draw:line>
        <draw:line draw:style-name="gr2" draw:text-style-name="P8" draw:layer="layout" svg:x1="3.411cm" svg:y1="14.75cm" svg:x2="3.875cm" svg:y2="14.75cm">
          <text:p/>
        </draw:line>
        <draw:line draw:style-name="gr2" draw:text-style-name="P8" draw:layer="layout" svg:x1="5.786cm" svg:y1="11cm" svg:x2="5.786cm" svg:y2="16.5cm">
          <text:p/>
        </draw:line>
        <draw:line draw:style-name="gr2" draw:text-style-name="P8" draw:layer="layout" svg:x1="5.786cm" svg:y1="12.75cm" svg:x2="16.786cm" svg:y2="12.75cm">
          <text:p/>
        </draw:line>
        <draw:line draw:style-name="gr2" draw:text-style-name="P8" draw:layer="layout" svg:x1="5.786cm" svg:y1="14.75cm" svg:x2="16.786cm" svg:y2="14.75cm">
          <text:p/>
        </draw:line>
        <draw:line draw:style-name="gr4" draw:text-style-name="P8" draw:layer="layout" svg:x1="5.536cm" svg:y1="13cm" svg:x2="5.536cm" svg:y2="14.5cm">
          <text:p/>
        </draw:line>
        <draw:line draw:style-name="gr4" draw:text-style-name="P8" draw:layer="layout" svg:x1="5.036cm" svg:y1="13cm" svg:x2="5.036cm" svg:y2="14.5cm">
          <text:p/>
        </draw:line>
        <draw:line draw:style-name="gr4" draw:text-style-name="P8" draw:layer="layout" svg:x1="4.536cm" svg:y1="13cm" svg:x2="4.536cm" svg:y2="14.5cm">
          <text:p/>
        </draw:line>
        <draw:line draw:style-name="gr4" draw:text-style-name="P8" draw:layer="layout" svg:x1="4.036cm" svg:y1="13cm" svg:x2="4.036cm" svg:y2="14.5cm">
          <text:p/>
        </draw:line>
        <draw:line draw:style-name="gr4" draw:text-style-name="P8" draw:layer="layout" svg:x1="3.536cm" svg:y1="13cm" svg:x2="3.536cm" svg:y2="14.5cm">
          <text:p/>
        </draw:line>
        <draw:frame draw:style-name="gr6" draw:text-style-name="P9" draw:layer="layout" svg:width="0.786cm" svg:height="0.725cm" svg:x="2.661cm" svg:y="13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036cm" svg:y="11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036cm" svg:y1="13cm" svg:x2="6.036cm" svg:y2="14.5cm">
          <text:p/>
        </draw:line>
        <draw:line draw:style-name="gr4" draw:text-style-name="P8" draw:layer="layout" svg:x1="8.036cm" svg:y1="13cm" svg:x2="8.036cm" svg:y2="14.5cm">
          <text:p/>
        </draw:line>
        <draw:line draw:style-name="gr4" draw:text-style-name="P8" draw:layer="layout" svg:x1="7.536cm" svg:y1="13cm" svg:x2="7.536cm" svg:y2="14.5cm">
          <text:p/>
        </draw:line>
        <draw:line draw:style-name="gr4" draw:text-style-name="P8" draw:layer="layout" svg:x1="7.036cm" svg:y1="13cm" svg:x2="7.036cm" svg:y2="14.5cm">
          <text:p/>
        </draw:line>
        <draw:line draw:style-name="gr4" draw:text-style-name="P8" draw:layer="layout" svg:x1="6.536cm" svg:y1="13cm" svg:x2="6.536cm" svg:y2="14.5cm">
          <text:p/>
        </draw:line>
        <draw:line draw:style-name="gr4" draw:text-style-name="P8" draw:layer="layout" svg:x1="8.536cm" svg:y1="13cm" svg:x2="8.536cm" svg:y2="14.5cm">
          <text:p/>
        </draw:line>
        <draw:line draw:style-name="gr7" draw:text-style-name="P8" draw:layer="layout" svg:x1="4.06cm" svg:y1="14.762cm" svg:x2="5.31cm" svg:y2="14.762cm">
          <text:p/>
        </draw:line>
        <draw:line draw:style-name="gr2" draw:text-style-name="P8" draw:layer="layout" svg:x1="5.411cm" svg:y1="12.75cm" svg:x2="5.786cm" svg:y2="12.75cm">
          <text:p/>
        </draw:line>
        <draw:line draw:style-name="gr2" draw:text-style-name="P8" draw:layer="layout" svg:x1="5.411cm" svg:y1="14.75cm" svg:x2="5.786cm" svg:y2="14.75cm">
          <text:p/>
        </draw:line>
        <draw:line draw:style-name="gr7" draw:text-style-name="P8" draw:layer="layout" svg:x1="5.31cm" svg:y1="12.75cm" svg:x2="4.06cm" svg:y2="12.75cm">
          <text:p/>
        </draw:line>
        <draw:ellipse draw:style-name="gr8" draw:text-style-name="P11" draw:layer="layout" svg:width="0.75cm" svg:height="1cm" svg:x="5.932cm" svg:y="14.25cm" draw:kind="arc" draw:start-angle="228.8" draw:end-angle="129.47">
          <text:p/>
        </draw:ellipse>
        <draw:ellipse draw:style-name="gr8" draw:text-style-name="P11" draw:layer="layout" svg:width="0.75cm" svg:height="1cm" svg:x="4.19cm" svg:y="14.25cm" draw:kind="arc" draw:start-angle="228.8" draw:end-angle="129.47">
          <text:p/>
        </draw:ellipse>
        <draw:ellipse draw:style-name="gr8" draw:text-style-name="P11" draw:layer="layout" svg:width="0.75cm" svg:height="1cm" svg:x="6.929cm" svg:y="14.25cm" draw:kind="arc" draw:start-angle="228.8" draw:end-angle="129.47">
          <text:p/>
        </draw:ellipse>
        <draw:ellipse draw:style-name="gr8" draw:text-style-name="P11" draw:layer="layout" svg:width="0.75cm" svg:height="1cm" svg:x="7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88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807cm 13.25cm)" draw:kind="arc" draw:start-angle="228.8" draw:end-angle="129.47">
          <text:p/>
        </draw:ellipse>
        <draw:frame draw:style-name="gr16" draw:text-style-name="P12" draw:layer="layout" svg:width="0.807cm" svg:height="0.725cm" svg:x="5.911cm" svg:y="11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91cm" svg:y="12.15cm">
          <draw:text-box>
            <text:p><text:span text:style-name="T7">i</text:span></text:p>
          </draw:text-box>
        </draw:frame>
        <draw:line draw:style-name="gr4" draw:text-style-name="P8" draw:layer="layout" svg:x1="9.036cm" svg:y1="13cm" svg:x2="9.036cm" svg:y2="14.5cm">
          <text:p/>
        </draw:line>
        <draw:line draw:style-name="gr4" draw:text-style-name="P8" draw:layer="layout" svg:x1="11.036cm" svg:y1="13cm" svg:x2="11.036cm" svg:y2="14.5cm">
          <text:p/>
        </draw:line>
        <draw:line draw:style-name="gr4" draw:text-style-name="P8" draw:layer="layout" svg:x1="10.536cm" svg:y1="13cm" svg:x2="10.536cm" svg:y2="14.5cm">
          <text:p/>
        </draw:line>
        <draw:line draw:style-name="gr4" draw:text-style-name="P8" draw:layer="layout" svg:x1="10.036cm" svg:y1="13cm" svg:x2="10.036cm" svg:y2="14.5cm">
          <text:p/>
        </draw:line>
        <draw:line draw:style-name="gr4" draw:text-style-name="P8" draw:layer="layout" svg:x1="9.536cm" svg:y1="13cm" svg:x2="9.536cm" svg:y2="14.5cm">
          <text:p/>
        </draw:line>
        <draw:line draw:style-name="gr4" draw:text-style-name="P8" draw:layer="layout" svg:x1="11.536cm" svg:y1="13cm" svg:x2="11.536cm" svg:y2="14.5cm">
          <text:p/>
        </draw:line>
        <draw:ellipse draw:style-name="gr8" draw:text-style-name="P11" draw:layer="layout" svg:width="0.75cm" svg:height="1cm" svg:x="8.932cm" svg:y="14.25cm" draw:kind="arc" draw:start-angle="228.8" draw:end-angle="129.47">
          <text:p/>
        </draw:ellipse>
        <draw:ellipse draw:style-name="gr8" draw:text-style-name="P11" draw:layer="layout" svg:width="0.75cm" svg:height="1cm" svg:x="9.929cm" svg:y="14.25cm" draw:kind="arc" draw:start-angle="228.8" draw:end-angle="129.47">
          <text:p/>
        </draw:ellipse>
        <draw:ellipse draw:style-name="gr8" draw:text-style-name="P11" draw:layer="layout" svg:width="0.75cm" svg:height="1cm" svg:x="10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807cm 13.25cm)" draw:kind="arc" draw:start-angle="228.8" draw:end-angle="129.47">
          <text:p/>
        </draw:ellipse>
        <draw:line draw:style-name="gr4" draw:text-style-name="P8" draw:layer="layout" svg:x1="12.039cm" svg:y1="13cm" svg:x2="12.039cm" svg:y2="14.5cm">
          <text:p/>
        </draw:line>
        <draw:line draw:style-name="gr4" draw:text-style-name="P8" draw:layer="layout" svg:x1="13.539cm" svg:y1="13cm" svg:x2="13.539cm" svg:y2="14.5cm">
          <text:p/>
        </draw:line>
        <draw:line draw:style-name="gr4" draw:text-style-name="P8" draw:layer="layout" svg:x1="13.039cm" svg:y1="13cm" svg:x2="13.039cm" svg:y2="14.5cm">
          <text:p/>
        </draw:line>
        <draw:line draw:style-name="gr4" draw:text-style-name="P8" draw:layer="layout" svg:x1="12.539cm" svg:y1="13cm" svg:x2="12.539cm" svg:y2="14.5cm">
          <text:p/>
        </draw:line>
        <draw:ellipse draw:style-name="gr8" draw:text-style-name="P11" draw:layer="layout" svg:width="0.75cm" svg:height="1cm" svg:x="11.935cm" svg:y="14.25cm" draw:kind="arc" draw:start-angle="228.8" draw:end-angle="129.47">
          <text:p/>
        </draw:ellipse>
        <draw:ellipse draw:style-name="gr8" draw:text-style-name="P11" draw:layer="layout" svg:width="0.75cm" svg:height="1cm" svg:x="12.932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813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813cm 13.25cm)" draw:kind="arc" draw:start-angle="228.8" draw:end-angle="129.47">
          <text:p/>
        </draw:ellipse>
        <draw:line draw:style-name="gr2" draw:text-style-name="P1" draw:layer="layout" svg:x1="3.411cm" svg:y1="10cm" svg:x2="14cm" svg:y2="10cm">
          <text:p/>
        </draw:line>
        <draw:frame draw:style-name="gr6" draw:text-style-name="P13" draw:layer="layout" svg:width="0.786cm" svg:height="0.725cm" svg:x="2.375cm" svg:y="9.9cm">
          <draw:text-box>
            <text:p><text:span text:style-name="T8">V</text:span></text:p>
          </draw:text-box>
        </draw:frame>
        <draw:line draw:style-name="gr18" draw:text-style-name="P1" draw:layer="layout" svg:x1="3.411cm" svg:y1="10.5cm" svg:x2="14cm" svg:y2="10.5cm">
          <text:p/>
        </draw:line>
        <draw:line draw:style-name="gr10" draw:text-style-name="P1" draw:layer="layout" svg:x1="15.25cm" svg:y1="12.5cm" svg:x2="14cm" svg:y2="12.5cm">
          <text:p/>
        </draw:line>
        <draw:frame draw:style-name="gr12" draw:text-style-name="P6" draw:layer="layout" svg:width="1.399cm" svg:height="0.569cm" svg:x="14.101cm" svg:y="11.931cm">
          <draw:text-box>
            <text:p><text:span text:style-name="T4">Energy</text:span></text:p>
          </draw:text-box>
        </draw:frame>
        <draw:line draw:style-name="gr9" draw:text-style-name="P1" draw:layer="layout" svg:x1="15.25cm" svg:y1="15cm" svg:x2="14cm" svg:y2="15cm">
          <text:p/>
        </draw:line>
        <draw:g>
          <draw:line draw:style-name="gr7" draw:text-style-name="P1" draw:layer="layout" svg:x1="14cm" svg:y1="14.5cm" svg:x2="14cm" svg:y2="13cm">
            <text:p/>
          </draw:line>
          <draw:ellipse draw:style-name="gr8" draw:text-style-name="P4" draw:layer="layout" svg:width="0.75cm" svg:height="1cm" draw:transform="rotate (1.5707963267949) translate (13.5cm 14.253cm)" draw:kind="arc" draw:start-angle="228.8" draw:end-angle="129.47">
            <text:p/>
          </draw:ellipse>
        </draw:g>
        <draw:frame draw:style-name="gr11" draw:text-style-name="P2" draw:layer="layout" svg:width="1.217cm" svg:height="0.569cm" svg:x="16.25cm" svg:y="7.056cm">
          <draw:text-box>
            <text:p><text:span text:style-name="T1">Wave</text:span></text:p>
          </draw:text-box>
        </draw:frame>
        <draw:frame draw:style-name="gr11" draw:text-style-name="P2" draw:layer="layout" svg:width="1.217cm" svg:height="0.569cm" svg:x="14cm" svg:y="15.056cm">
          <draw:text-box>
            <text:p><text:span text:style-name="T1">Wave</text:span></text:p>
          </draw:text-box>
        </draw:frame>
        <draw:line draw:style-name="gr2" draw:text-style-name="P8" draw:layer="layout" svg:x1="14cm" svg:y1="10cm" svg:x2="14cm" svg:y2="10.5cm">
          <text:p/>
        </draw:line>
        <draw:line draw:style-name="gr2" draw:text-style-name="P1" draw:layer="layout" svg:x1="14cm" svg:y1="10.5cm" svg:x2="16.75cm" svg:y2="10.5cm">
          <text:p/>
        </draw:line>
        <draw:g>
          <draw:line draw:style-name="gr7" draw:text-style-name="P1" draw:layer="layout" svg:x1="16.25cm" svg:y1="6.5cm" svg:x2="16.25cm" svg:y2="5cm">
            <text:p/>
          </draw:line>
          <draw:ellipse draw:style-name="gr8" draw:text-style-name="P4" draw:layer="layout" svg:width="0.75cm" svg:height="1cm" draw:transform="rotate (1.5707963267949) translate (15.75cm 6.253cm)" draw:kind="arc" draw:start-angle="228.8" draw:end-angle="129.47">
            <text:p/>
          </draw:ellipse>
        </draw:g>
      </draw:page>
      <draw:page draw:name="page4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line draw:style-name="gr9" draw:text-style-name="P1" draw:layer="layout" svg:x1="8.75cm" svg:y1="15.5cm" svg:x2="10cm" svg:y2="15.5cm">
          <text:p/>
        </draw:line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0" draw:text-style-name="P1" draw:layer="layout" svg:x1="8.75cm" svg:y1="13cm" svg:x2="10cm" svg:y2="13cm">
          <text:p/>
        </draw:line>
        <draw:frame draw:style-name="gr11" draw:text-style-name="P2" draw:layer="layout" svg:width="1.217cm" svg:height="0.569cm" svg:x="8.613cm" svg:y="15.5cm">
          <draw:text-box>
            <text:p><text:span text:style-name="T1">Wave</text:span></text:p>
          </draw:text-box>
        </draw:frame>
        <draw:frame draw:style-name="gr12" draw:text-style-name="P6" draw:layer="layout" svg:width="1.399cm" svg:height="0.569cm" svg:x="8.601cm" svg:y="12.431cm">
          <draw:text-box>
            <text:p><text:span text:style-name="T4">Energ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ellipse draw:style-name="gr15" draw:text-style-name="P11" draw:layer="layout" svg:width="0.75cm" svg:height="1cm" svg:x="14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503cm 24.5cm)" draw:kind="arc" draw:start-angle="228.8" draw:end-angle="129.47">
          <text:p/>
        </draw:ellipse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0" draw:text-style-name="P1" draw:layer="layout" svg:x1="16.274cm" svg:y1="21.75cm" svg:x2="17.524cm" svg:y2="21.75cm">
          <text:p/>
        </draw:line>
        <draw:frame draw:style-name="gr12" draw:text-style-name="P6" draw:layer="layout" svg:width="1.399cm" svg:height="0.569cm" svg:x="16.125cm" svg:y="21.181cm">
          <draw:text-box>
            <text:p><text:span text:style-name="T4">Energy</text:span></text:p>
          </draw:text-box>
        </draw:frame>
        <draw:line draw:style-name="gr9" draw:text-style-name="P1" draw:layer="layout" svg:x1="16.262cm" svg:y1="24.25cm" svg:x2="17.512cm" svg:y2="24.25cm">
          <text:p/>
        </draw:line>
        <draw:frame draw:style-name="gr11" draw:text-style-name="P2" draw:layer="layout" svg:width="1.217cm" svg:height="0.569cm" svg:x="16.125cm" svg:y="24.25cm">
          <draw:text-box>
            <text:p><text:span text:style-name="T1">Wave</text:span></text:p>
          </draw:text-box>
        </draw:frame>
        <draw:g>
          <draw:line draw:style-name="gr7" draw:text-style-name="P1" draw:layer="layout" svg:x1="16.25cm" svg:y1="22.25cm" svg:x2="16.25cm" svg:y2="23.75cm">
            <text:p/>
          </draw:line>
          <draw:ellipse draw:style-name="gr8" draw:text-style-name="P4" draw:layer="layout" svg:width="0.75cm" svg:height="1cm" draw:transform="rotate (-1.5707963267949) translate (16.75cm 22.497cm)" draw:kind="arc" draw:start-angle="228.8" draw:end-angle="129.47">
            <text:p/>
          </draw:ellipse>
        </draw:g>
        <draw:line draw:style-name="gr2" draw:text-style-name="P1" draw:layer="layout" svg:x1="16.5cm" svg:y1="4.75cm" svg:x2="16.5cm" svg:y2="6.75cm">
          <text:p/>
        </draw:line>
        <draw:line draw:style-name="gr2" draw:text-style-name="P1" draw:layer="layout" svg:x1="16.5cm" svg:y1="13.25cm" svg:x2="16.5cm" svg:y2="15.25cm">
          <text:p/>
        </draw:line>
        <draw:line draw:style-name="gr2" draw:text-style-name="P1" draw:layer="layout" svg:x1="16.5cm" svg:y1="22cm" svg:x2="16.5cm" svg:y2="24cm">
          <text:p/>
        </draw:line>
      </draw:page>
      <draw:page draw:name="page5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g>
          <draw:ellipse draw:style-name="gr8" draw:text-style-name="P11" draw:layer="layout" svg:width="0.75cm" svg:height="1cm" svg:x="12.378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6cm 7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2" draw:text-style-name="P1" draw:layer="layout" svg:x1="14.5cm" svg:y1="2.5cm" svg:x2="17.25cm" svg:y2="2.5cm">
          <text:p/>
        </draw:line>
        <draw:line draw:style-name="gr2" draw:text-style-name="P1" draw:layer="layout" svg:x1="3.875cm" svg:y1="2cm" svg:x2="14.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4.5cm" svg:y2="2.5cm">
          <text:p/>
        </draw:line>
        <draw:line draw:style-name="gr2" draw:text-style-name="P1" draw:layer="layout" svg:x1="14.5cm" svg:y1="2cm" svg:x2="14.5cm" svg:y2="2.5cm">
          <text:p/>
        </draw:line>
        <draw:g>
          <draw:line draw:style-name="gr9" draw:text-style-name="P1" draw:layer="layout" svg:x1="15.75cm" svg:y1="7.5cm" svg:x2="14.5cm" svg:y2="7.5cm">
            <text:p/>
          </draw:line>
          <draw:frame draw:style-name="gr11" draw:text-style-name="P2" draw:layer="layout" svg:width="1.217cm" svg:height="0.569cm" svg:x="14.533cm" svg:y="7.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2" draw:text-style-name="P1" draw:layer="layout" svg:x1="6.25cm" svg:y1="11.25cm" svg:x2="17.25cm" svg:y2="11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6.25cm" svg:y2="11.25cm">
          <text:p/>
        </draw:line>
        <draw:line draw:style-name="gr2" draw:text-style-name="P1" draw:layer="layout" svg:x1="6.25cm" svg:y1="10.75cm" svg:x2="6.25cm" svg:y2="11.25cm">
          <text:p/>
        </draw:line>
        <draw:g>
          <draw:line draw:style-name="gr10" draw:text-style-name="P1" draw:layer="layout" svg:x1="6.274cm" svg:y1="12.75cm" svg:x2="7.524cm" svg:y2="12.75cm">
            <text:p/>
          </draw:line>
          <draw:frame draw:style-name="gr12" draw:text-style-name="P6" draw:layer="layout" svg:width="1.399cm" svg:height="0.569cm" svg:x="6.125cm" svg:y="12.181cm">
            <draw:text-box>
              <text:p><text:span text:style-name="T4">Energy</text:span></text:p>
            </draw:text-box>
          </draw:frame>
        </draw:g>
        <draw:g>
          <draw:line draw:style-name="gr9" draw:text-style-name="P1" draw:layer="layout" svg:x1="7.5cm" svg:y1="16.25cm" svg:x2="6.25cm" svg:y2="16.25cm">
            <text:p/>
          </draw:line>
          <draw:frame draw:style-name="gr11" draw:text-style-name="P2" draw:layer="layout" svg:width="1.217cm" svg:height="0.569cm" svg:x="6.283cm" svg:y="16.2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ge source</text:span></text:p>
            <text:p><text:span text:style-name="T6">(const. E, var. 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2" draw:text-style-name="P1" draw:layer="layout" svg:x1="9.5cm" svg:y1="20.25cm" svg:x2="17.25cm" svg:y2="20.25cm">
          <text:p/>
        </draw:line>
        <draw:line draw:style-name="gr2" draw:text-style-name="P1" draw:layer="layout" svg:x1="3.875cm" svg:y1="19.75cm" svg:x2="9.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9.5cm" svg:y2="20.25cm">
          <text:p/>
        </draw:line>
        <draw:line draw:style-name="gr2" draw:text-style-name="P1" draw:layer="layout" svg:x1="9.5cm" svg:y1="19.75cm" svg:x2="9.5cm" svg:y2="20.25cm">
          <text:p/>
        </draw:line>
        <draw:g>
          <draw:line draw:style-name="gr9" draw:text-style-name="P1" draw:layer="layout" svg:x1="9.5cm" svg:y1="25.25cm" svg:x2="10.75cm" svg:y2="25.25cm">
            <text:p/>
          </draw:line>
          <draw:frame draw:style-name="gr11" draw:text-style-name="P2" draw:layer="layout" svg:width="1.217cm" svg:height="0.569cm" svg:x="9.283cm" svg:y="25.25cm">
            <draw:text-box>
              <text:p><text:span text:style-name="T1">Wave</text:span></text:p>
            </draw:text-box>
          </draw:frame>
        </draw:g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g>
          <draw:line draw:style-name="gr7" draw:text-style-name="P8" draw:layer="layout" svg:x1="4.5cm" svg:y1="13.5cm" svg:x2="5.75cm" svg:y2="13.5cm">
            <text:p/>
          </draw:line>
          <draw:ellipse draw:style-name="gr8" draw:text-style-name="P11" draw:layer="layout" svg:width="0.75cm" svg:height="1cm" svg:x="4.63cm" svg:y="13.038cm" draw:kind="arc" draw:start-angle="228.8" draw:end-angle="129.47">
            <text:p/>
          </draw:ellipse>
        </draw:g>
        <draw:g>
          <draw:line draw:style-name="gr7" draw:text-style-name="P8" draw:layer="layout" svg:x1="5.75cm" svg:y1="15.5cm" svg:x2="4.5cm" svg:y2="15.5cm">
            <text:p/>
          </draw:line>
          <draw:ellipse draw:style-name="gr8" draw:text-style-name="P11" draw:layer="layout" svg:width="0.75cm" svg:height="1cm" draw:transform="rotate (-3.14159265358979) translate (5.628cm 16cm)" draw:kind="arc" draw:start-angle="228.8" draw:end-angle="129.47">
            <text:p/>
          </draw:ellipse>
        </draw:g>
        <draw:line draw:style-name="gr2" draw:text-style-name="P1" draw:layer="layout" svg:x1="17.25cm" svg:y1="4.75cm" svg:x2="17.25cm" svg:y2="6.75cm">
          <text:p/>
        </draw:line>
        <draw:g>
          <draw:line draw:style-name="gr7" draw:text-style-name="P1" draw:layer="layout" svg:x1="14.5cm" svg:y1="6.5cm" svg:x2="14.5cm" svg:y2="5cm">
            <text:p/>
          </draw:line>
          <draw:ellipse draw:style-name="gr15" draw:text-style-name="P4" draw:layer="layout" svg:width="0.75cm" svg:height="1cm" draw:transform="rotate (1.5707963267949) translate (14cm 6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3cm 7.25cm)" draw:kind="arc" draw:start-angle="228.8" draw:end-angle="129.47">
            <text:p/>
          </draw:ellipse>
        </draw:g>
        <draw:g>
          <draw:line draw:style-name="gr10" draw:text-style-name="P1" draw:layer="layout" svg:x1="14.024cm" svg:y1="4cm" svg:x2="15.274cm" svg:y2="4cm">
            <text:p/>
          </draw:line>
          <draw:frame draw:style-name="gr12" draw:text-style-name="P6" draw:layer="layout" svg:width="1.399cm" svg:height="0.569cm" svg:x="13.875cm" svg:y="3.431cm">
            <draw:text-box>
              <text:p><text:span text:style-name="T4">Energy</text:span></text:p>
            </draw:text-box>
          </draw:frame>
        </draw:g>
        <draw:g>
          <draw:line draw:style-name="gr7" draw:text-style-name="P1" draw:layer="layout" svg:x1="17.25cm" svg:y1="5cm" svg:x2="17.25cm" svg:y2="6.5cm">
            <text:p/>
          </draw:line>
          <draw:ellipse draw:style-name="gr15" draw:text-style-name="P4" draw:layer="layout" svg:width="0.75cm" svg:height="1cm" draw:transform="rotate (-1.5707963267949) translate (17.75cm 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5.497cm)" draw:kind="arc" draw:start-angle="228.8" draw:end-angle="129.47">
            <text:p/>
          </draw:ellipse>
        </draw:g>
        <draw:line draw:style-name="gr2" draw:text-style-name="P1" draw:layer="layout" svg:x1="17.25cm" svg:y1="13.5cm" svg:x2="17.25cm" svg:y2="15.5cm">
          <text:p/>
        </draw:line>
        <draw:g>
          <draw:line draw:style-name="gr7" draw:text-style-name="P1" draw:layer="layout" svg:x1="17.25cm" svg:y1="13.75cm" svg:x2="17.25cm" svg:y2="15.25cm">
            <text:p/>
          </draw:line>
          <draw:ellipse draw:style-name="gr15" draw:text-style-name="P4" draw:layer="layout" svg:width="0.75cm" svg:height="1cm" draw:transform="rotate (-1.5707963267949) translate (17.75cm 13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14.247cm)" draw:kind="arc" draw:start-angle="228.8" draw:end-angle="129.47">
            <text:p/>
          </draw:ellipse>
        </draw:g>
        <draw:g>
          <draw:line draw:style-name="gr7" draw:text-style-name="P1" draw:layer="layout" svg:x1="6.25cm" svg:y1="15.25cm" svg:x2="6.25cm" svg:y2="13.75cm">
            <text:p/>
          </draw:line>
          <draw:ellipse draw:style-name="gr15" draw:text-style-name="P4" draw:layer="layout" svg:width="0.75cm" svg:height="1cm" draw:transform="rotate (1.5707963267949) translate (5.75cm 15.00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g>
          <draw:line draw:style-name="gr7" draw:text-style-name="P1" draw:layer="layout" svg:x1="9.5cm" svg:y1="22.75cm" svg:x2="9.5cm" svg:y2="24.25cm">
            <text:p/>
          </draw:line>
          <draw:ellipse draw:style-name="gr8" draw:text-style-name="P4" draw:layer="layout" svg:width="0.75cm" svg:height="1cm" draw:transform="rotate (-1.5707963267949) translate (10cm 22.997cm)" draw:kind="arc" draw:start-angle="228.8" draw:end-angle="129.47">
            <text:p/>
          </draw:ellipse>
        </draw:g>
        <draw:g>
          <draw:line draw:style-name="gr10" draw:text-style-name="P1" draw:layer="layout" svg:x1="9.507cm" svg:y1="21.75cm" svg:x2="10.757cm" svg:y2="21.75cm">
            <text:p/>
          </draw:line>
          <draw:frame draw:style-name="gr12" draw:text-style-name="P6" draw:layer="layout" svg:width="1.399cm" svg:height="0.569cm" svg:x="9.358cm" svg:y="21.181cm">
            <draw:text-box>
              <text:p><text:span text:style-name="T4">Energy</text:span></text:p>
            </draw:text-box>
          </draw:frame>
        </draw:g>
        <draw:line draw:style-name="gr7" draw:text-style-name="P8" draw:layer="layout" svg:x1="4.5cm" svg:y1="22.5cm" svg:x2="5.75cm" svg:y2="22.5cm">
          <text:p/>
        </draw:line>
        <draw:ellipse draw:style-name="gr8" draw:text-style-name="P11" draw:layer="layout" svg:width="0.75cm" svg:height="1cm" svg:x="4.625cm" svg:y="22cm" draw:kind="arc" draw:start-angle="228.8" draw:end-angle="129.47">
          <text:p/>
        </draw:ellipse>
        <draw:line draw:style-name="gr7" draw:text-style-name="P8" draw:layer="layout" svg:x1="5.75cm" svg:y1="24.5cm" svg:x2="4.5cm" svg:y2="24.5cm">
          <text:p/>
        </draw:line>
        <draw:ellipse draw:style-name="gr8" draw:text-style-name="P11" draw:layer="layout" svg:width="0.75cm" svg:height="1cm" draw:transform="rotate (-3.14159265358979) translate (5.625cm 25cm)" draw:kind="arc" draw:start-angle="228.8" draw:end-angle="129.47">
          <text:p/>
        </draw:ellipse>
        <draw:line draw:style-name="gr2" draw:text-style-name="P1" draw:layer="layout" svg:x1="17.25cm" svg:y1="13.5cm" svg:x2="17.25cm" svg:y2="15.5cm">
          <text:p/>
        </draw:line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line draw:style-name="gr7" draw:text-style-name="P1" draw:layer="layout" svg:x1="17.25cm" svg:y1="22.75cm" svg:x2="17.25cm" svg:y2="24.25cm">
            <text:p/>
          </draw:line>
          <draw:ellipse draw:style-name="gr15" draw:text-style-name="P4" draw:layer="layout" svg:width="0.75cm" svg:height="1cm" draw:transform="rotate (-1.5707963267949) translate (17.75cm 22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23.247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25cm)" draw:kind="arc" draw:start-angle="228.8" draw:end-angle="129.47">
            <text:p/>
          </draw:ellipse>
        </draw:g>
        <draw:ellipse draw:style-name="gr8" draw:text-style-name="P11" draw:layer="layout" svg:width="0.75cm" svg:height="1cm" svg:x="4.375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5cm 25cm)" draw:kind="arc" draw:start-angle="228.8" draw:end-angle="129.47">
          <text:p/>
        </draw:ellipse>
        <draw:ellipse draw:style-name="gr8" draw:text-style-name="P11" draw:layer="layout" svg:width="0.75cm" svg:height="1cm" svg:x="4.122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128cm 25cm)" draw:kind="arc" draw:start-angle="228.8" draw:end-angle="129.47">
          <text:p/>
        </draw:ellips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9T21:52:32.568804323</meta:creation-date>
    <dc:date>2022-06-11T00:30:15.599981046</dc:date>
    <meta:editing-duration>PT2H7M18S</meta:editing-duration>
    <meta:editing-cycles>46</meta:editing-cycles>
    <meta:generator>LibreOffice/7.3.3.2$Linux_X86_64 LibreOffice_project/30$Build-2</meta:generator>
    <meta:document-statistic meta:object-count="1076"/>
  </office:meta>
</office:document-meta>
</file>